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/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mperature &amp; Simulation, <text:span text:style-name="T1">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tive Humidity <text:span text:style-name="T1"> 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lluminatio<text:span text:style-name="T2">n 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rometric pressure <text:span text:style-name="T2">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rrain Umidity <text:span text:style-name="T2">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nsor calibration <text:span text:style-name="T2">&amp; Simulation, documentation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atu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mperature &amp; Simulati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tive Humidity <text:span text:style-name="T1"> &amp; Simul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luminati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ometric pressur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in Umidi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or calibr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C</text:p>
          </table:table-cell>
          <table:table-cell table:style-name="ce4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atu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formula="of:=SUM([.B2:.B27])" office:value-type="float" office:value="24" calcext:value-type="float">
            <text:p>24</text:p>
          </table:table-cell>
          <table:table-cell table:number-columns-repeated="1022"/>
        </table:table-row>
        <table:table-row table:style-name="ro1" table:number-rows-repeated="19">
          <table:table-cell table:style-name="ce1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3:51:04.50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0:19:05.376000000</meta:creation-date>
    <dc:date>2014-11-14T00:11:10.655000000</dc:date>
    <meta:editing-duration>PT27M51S</meta:editing-duration>
    <meta:editing-cycles>8</meta:editing-cycles>
    <meta:generator>LibreOffice/4.2.6.3$Windows_x86 LibreOffice_project/3fd416d4c6db7d3204c17ce57a1d70f6e531ee21</meta:generator>
    <dc:creator>Gabriele Monti</dc:creator>
    <meta:document-statistic meta:table-count="1" meta:cell-count="34" meta:object-count="0"/>
  </office:meta>
</office:document-meta>
</file>